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2.19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30pt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margin-left="0cm" fo:margin-right="0cm" fo:margin-top="0cm" fo:margin-bottom="0.297cm" fo:text-indent="0cm"/>
    </style:style>
    <style:style style:name="P9" style:family="paragraph"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0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background-color="#ffff00"/>
    </style:style>
    <style:style style:name="T10" style:family="text">
      <style:text-properties fo:font-weight="bold" fo:background-color="#ffff00" style:font-weight-asian="bold" style:font-weight-complex="bold"/>
    </style:style>
    <style:style style:name="T11" style:family="text">
      <style:text-properties fo:language="fr" fo:country="FR"/>
    </style:style>
    <style:style style:name="T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size="30pt" fo:language="en" fo:country="US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normal" fo:background-color="#ffff00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use-window-font-color="true" loext:opacity="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Source Sans Pro1" fo:font-size="21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use-window-font-color="true" loext:opacity="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Source Sans Pro1" fo:font-size="18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 text:style-name="P1">Secure random-based mechanisms on the blockchain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… </text:span><text:span text:style-name="T1">or how to prevent hackers from manipulating chances on your P2E game, and make your customer base happy :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2">Blockchain is a land of </text:span><text:span text:style-name="T3">Wolves</text:span><text:span text:style-name="T2"> fighting for a massive ton of </text:span><text:span text:style-name="T3">Sheeps</text:span>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Wolves</text:span><text:span text:style-name="T2"> develop lucrative pieces of technology for the blockchain, but these could be :</text:span></text:p>
                <text:list>
                  <text:list-item>
                    <text:p><text:span text:style-name="T4">Buggy</text:span></text:p>
                  </text:list-item>
                  <text:list-item>
                    <text:p><text:span text:style-name="T4">Unsecure</text:span></text:p>
                  </text:list-item>
                  <text:list-item>
                    <text:p>Plain and simple <text:span text:style-name="T4">scams</text:span></text:p>
                  </text:list-item>
                </text:list>
              </text:list-item>
              <text:list-item>
                <text:p><text:span text:style-name="T3">Sheeps</text:span><text:span text:style-name="T2"> are easily tricked into investing in new projects, lured by quick and substantial benefits</text:span></text:p>
                <text:list>
                  <text:list-item>
                    <text:p><text:span text:style-name="T2">They are not really interested on the intricate and technical mechanisms of the subjacent (as long as they get </text:span><text:span text:style-name="T3">at least profit of it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2">Scams and exploits happen. A lot.</text:span>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Once </text:span><text:span text:style-name="T3">Sheeps</text:span><text:span text:style-name="T2"> get scammed / tricked, they WILL BE at some point interested on the WHY they got stolen</text:span></text:p>
              </text:list-item>
              <text:list-item>
                <text:p><text:span text:style-name="T2">As their knowledge grow and spread, the </text:span><text:span text:style-name="T3">Sheeps</text:span><text:span text:style-name="T2"> will want more secure products, with included securities attached, such as :</text:span></text:p>
                <text:list>
                  <text:list-item>
                    <text:p><text:span text:style-name="T4">KYC</text:span></text:p>
                  </text:list-item>
                  <text:list-item>
                    <text:p><text:span text:style-name="T4">Multisig</text:span> Governance</text:p>
                  </text:list-item>
                  <text:list-item>
                    <text:p><text:span text:style-name="T2">Non-deterministic sources of pseudo-</text:span><text:span text:style-name="T3">randomness</text:span>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Evolution is the key on the Gam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We developped </text:span><text:span text:style-name="T3">Night Workers</text:span><text:span text:style-name="T2"> based on a product (</text:span><text:span text:style-name="T3">P&amp;T</text:span><text:span text:style-name="T2">) that had intricate flaws</text:span></text:p>
                <text:list>
                  <text:list-item>
                    <text:p><text:span text:style-name="T2">It was good enough for </text:span><text:span text:style-name="T3">Sheeps</text:span><text:span text:style-name="T2"> when it got released</text:span></text:p>
                  </text:list-item>
                  <text:list-item>
                    <text:p><text:span text:style-name="T2">Now it is considered as poor design, as </text:span><text:span text:style-name="T3">Sheeps</text:span><text:span text:style-name="T2"> got rugged</text:span></text:p>
                  </text:list-item>
                </text:list>
              </text:list-item>
              <text:list-item>
                <text:p><text:span text:style-name="T2">We gotta get up to speed, that means :</text:span></text:p>
                <text:list>
                  <text:list-item>
                    <text:p>It requires more time to develop</text:p>
                  </text:list-item>
                  <text:list-item>
                    <text:p>It requires more time to test</text:p>
                  </text:list-item>
                  <text:list-item>
                    <text:p><text:span text:style-name="T2">Overall costly, more complex to build, maintain and ru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2.191cm" svg:x="1.397cm" svg:y="1.752cm" presentation:class="subtitle" presentation:user-transformed="true">
          <draw:text-box>
            <text:p><text:span text:style-name="T5">First Source of Player Anxiety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Randomness </text:span><text:span text:style-name="T6">(S1 : 1/5)</text:span>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Pure and strict randomness does not exist in the computer world</text:span></text:p>
                <text:list>
                  <text:list-item>
                    <text:p><text:span text:style-name="T2">Everything random of a computer is based on algorithms</text:span></text:p>
                    <text:list>
                      <text:list-item>
                        <text:p><text:span text:style-name="T2">We call anything that can get close to real life randomness of computers as</text:span><text:span text:style-name="T3"> Pseudo-Randomness</text:span></text:p>
                      </text:list-item>
                    </text:list>
                  </text:list-item>
                  <text:list-item>
                    <text:p><text:span text:style-name="T7">Everything random is based on </text:span><text:span text:style-name="T3">Pseudo Random Number Generation (PRNG) </text:span><text:span text:style-name="T7">manipulations</text:span></text:p>
                  </text:list-item>
                </text:list>
              </text:list-item>
              <text:list-item>
                <text:p><text:span text:style-name="T3">P&amp;T </text:span><text:span text:style-name="T7">uses </text:span><text:span text:style-name="T3">deterministic randomness </text:span><text:span text:style-name="T7">to generate traits and random outcomes of the game</text:span></text:p>
                <text:list>
                  <text:list-item>
                    <text:p><text:span text:style-name="T7">It is based of </text:span><text:span text:style-name="T3">on-chain</text:span><text:span text:style-name="T7"> data and algorithms, which are </text:span><text:span text:style-name="T3">publicly available</text:span></text:p>
                  </text:list-item>
                  <text:list-item>
                    <text:p><text:span text:style-name="T3">Wolves</text:span><text:span text:style-name="T7"> with good experience can hack this around and take advantage of it with powerful machines and know when to act to get </text:span><text:span text:style-name="T3">the rarest / best outcomes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8">How to fix it ?</text:span><text:span text:style-name="T4"> </text:span><text:span text:style-name="T6">(S1 : 2/5)</text:span></text:p>
          </draw:text-box>
        </draw:frame>
        <draw:frame presentation:style-name="pr8" draw:text-style-name="P1" draw:layer="layout" svg:width="25.061cm" svg:height="12cm" svg:x="1.397cm" svg:y="3.5cm" presentation:class="outline" presentation:user-transformed="true">
          <draw:text-box>
            <text:list text:style-name="L2">
              <text:list-item>
                <text:p><text:span text:style-name="T9">Use on-chain PRNG services (eg, VPF Contracts by </text:span><text:span text:style-name="T10">Chainlink</text:span><text:span text:style-name="T9">) ?</text:span></text:p>
                <text:list>
                  <text:list-item>
                    <text:p>Expensive</text:p>
                  </text:list-item>
                  <text:list-item>
                    <text:p>Well-known, has marketing value </text:p>
                  </text:list-item>
                  <text:list-item>
                    <text:p><text:span text:style-name="T4">Limited support of blockchains</text:span> (not on Avalanche rn !)</text:p>
                  </text:list-item>
                  <text:list-item>
                    <text:p><text:span text:style-name="T2">Traceable</text:span></text:p>
                  </text:list-item>
                  <text:list-item>
                    <text:p><text:span text:style-name="T3">Limited flexibility</text:span><text:span text:style-name="T7">, thus complex to implement</text:span></text:p>
                  </text:list-item>
                </text:list>
              </text:list-item>
              <text:list-item>
                <text:p><text:span text:style-name="T9">Use off-chain PRNG online APIs (eg, random.org) ?</text:span></text:p>
                <text:list>
                  <text:list-item>
                    <text:p>Free-ish</text:p>
                  </text:list-item>
                  <text:list-item>
                    <text:p><text:span text:style-name="T4">Not Traceable / Non-Trustful</text:span></text:p>
                  </text:list-item>
                  <text:list-item>
                    <text:p>High flexibility</text:p>
                  </text:list-item>
                  <text:list-item>
                    <text:p><text:span text:style-name="T4">Daily request limitations</text:span></text:p>
                  </text:list-item>
                </text:list>
              </text:list-item>
              <text:list-item>
                <text:p><text:span text:style-name="T9">Use homemade off-chain PRNG service ?</text:span></text:p>
                <text:list>
                  <text:list-item>
                    <text:p>Needs 24/24 computing power available</text:p>
                    <text:list>
                      <text:list-item>
                        <text:p><text:span text:style-name="T4">Monthly fiat expenses </text:span></text:p>
                      </text:list-item>
                    </text:list>
                  </text:list-item>
                  <text:list-item>
                    <text:p><text:span text:style-name="T11"><text:s/></text:span><text:span text:style-name="T11">Requires high development ressources</text:span></text:p>
                    <text:list>
                      <text:list-item>
                        <text:p>Highly flexible</text:p>
                      </text:list-item>
                    </text:list>
                  </text:list-item>
                  <text:list-item>
                    <text:p>Traceable</text:p>
                  </text:list-item>
                </text:list>
                <text:p/>
                <text:p><text:span text:style-name="T12">Off-Chain PRNG it is then ! But is it safe for the user ?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8">What is wrong with </text:span><text:span text:style-name="T4">standard off-chain</text:span><text:span text:style-name="T8"> PRNG ?</text:span><text:span text:style-name="T4"> </text:span><text:span text:style-name="T6">(S1 : 3/5)</text:span></text:p>
          </draw:text-box>
        </draw:frame>
        <draw:frame presentation:style-name="pr8" draw:text-style-name="P1" draw:layer="layout" svg:width="25.061cm" svg:height="12cm" svg:x="1.397cm" svg:y="3.5cm" presentation:class="outline" presentation:user-transformed="true">
          <draw:text-box>
            <text:list text:style-name="L2">
              <text:list-item>
                <text:p>Off-chain PRNG means than <text:span text:style-name="T4">someone</text:span> controls the random numbers generated</text:p>
                <text:list>
                  <text:list-item>
                    <text:p><text:span text:style-name="T4">limited ability for Sheeps </text:span><text:span text:style-name="T8">to know if said numbers have not been</text:span><text:span text:style-name="T4"> forged </text:span><text:span text:style-name="T8">on purpose</text:span></text:p>
                  </text:list-item>
                  <text:list-item>
                    <text:p><text:span text:style-name="T8">Allowing Sheeps to check source code is </text:span><text:span text:style-name="T13">not enough</text:span></text:p>
                    <text:list>
                      <text:list-item>
                        <text:p><text:span text:style-name="T13">We cannot prove that the off-chain engine is strictly based on the displayed source code !</text:span></text:p>
                      </text:list-item>
                    </text:list>
                  </text:list-item>
                </text:list>
              </text:list-item>
              <text:list-item>
                <text:p>The owner of this off-chain service could <text:span text:style-name="T4">take advantage</text:span> of this opacity </text:p>
                <text:list>
                  <text:list-item>
                    <text:p>Eg, can make a benefit for himself by generating unfair random numbers ONLY for specific addresses</text:p>
                  </text:list-item>
                </text:list>
              </text:list-item>
              <text:list-item>
                <text:p><text:span text:style-name="T14">This is bad for trus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Provably Fair PRNG</text:span><text:span text:style-name="T8"> to the rescue</text:span><text:span text:style-name="T4"> </text:span><text:span text:style-name="T6">(S1 : 4/5)</text:span></text:p>
          </draw:text-box>
        </draw:frame>
        <draw:frame presentation:style-name="pr8" draw:text-style-name="P1" draw:layer="layout" svg:width="25.061cm" svg:height="12cm" svg:x="1.397cm" svg:y="3.5cm" presentation:class="outline" presentation:user-transformed="true">
          <draw:text-box>
            <text:list text:style-name="L2">
              <text:list-item>
                <text:p><text:span text:style-name="T15">Principle :</text:span></text:p>
                <text:list>
                  <text:list-item>
                    <text:p><text:span text:style-name="T15">Each </text:span><text:span text:style-name="T16">Provably Fair Random Number</text:span><text:span text:style-name="T15"> that will be used in this system will be compromised of :</text:span></text:p>
                    <text:list>
                      <text:list-item>
                        <text:p><text:span text:style-name="T15">A random number provided </text:span><text:span text:style-name="T16">by the player </text:span><text:span text:style-name="T17">(the </text:span><text:span text:style-name="T18">seed</text:span><text:span text:style-name="T17">)</text:span></text:p>
                      </text:list-item>
                      <text:list-item>
                        <text:p><text:span text:style-name="T15">An </text:span><text:span text:style-name="T16">ID of operation</text:span><text:span text:style-name="T15"> that will never be repeated, depending on the context (the </text:span><text:span text:style-name="T16">nonce</text:span><text:span text:style-name="T15">)</text:span></text:p>
                      </text:list-item>
                      <text:list-item>
                        <text:p><text:span text:style-name="T15">A random number </text:span><text:span text:style-name="T16">requested by the player</text:span><text:span text:style-name="T15">, but generated by us (the </text:span><text:span text:style-name="T16">secret</text:span><text:span text:style-name="T15">)</text:span></text:p>
                        <text:list>
                          <text:list-item>
                            <text:p><text:span text:style-name="T15">Kept secret until the number is generated, it is retreived by the player as an </text:span><text:span text:style-name="T16">hash</text:span></text:p>
                          </text:list-item>
                          <text:list-item>
                            <text:p><text:span text:style-name="T17">For security reasons, this can timeout</text:span></text:p>
                          </text:list-item>
                        </text:list>
                      </text:list-item>
                      <text:list-item>
                        <text:p><text:span text:style-name="T15">A well-known, simple and </text:span><text:span text:style-name="T16">advertised algorithm</text:span><text:span text:style-name="T15"> that will use all the previous data</text:span></text:p>
                      </text:list-item>
                    </text:list>
                  </text:list-item>
                  <text:list-item>
                    <text:p><text:span text:style-name="T15">All the the enumerated informations above are publicly available through the blockchain or the dApp</text:span></text:p>
                  </text:list-item>
                  <text:list-item>
                    <text:p><text:span text:style-name="T15">By </text:span><text:span text:style-name="T16">runing again</text:span><text:span text:style-name="T15"> the aforementioned algorithm on the data you can gather from the blockchain, anyone can </text:span><text:span text:style-name="T16">make sure</text:span><text:span text:style-name="T15"> that nothing was forged about the result</text:span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Solution ! </text:span><text:span text:style-name="T6">(S1 : 5/5)</text:span></text:p>
          </draw:text-box>
        </draw:frame>
        <draw:frame presentation:style-name="pr8" draw:text-style-name="P1" draw:layer="layout" svg:width="25.061cm" svg:height="12cm" svg:x="1.397cm" svg:y="3.5cm" presentation:class="outline" presentation:user-transformed="true">
          <draw:text-box>
            <text:list text:style-name="L2">
              <text:list-item>
                <text:p text:style-name="P6"><text:span text:style-name="T15">We will use an </text:span><text:span text:style-name="T16">homemade PRNG Service</text:span><text:span text:style-name="T15">, hosted on a cloud computing provider (Azure, AWS…), which will generate </text:span><text:span text:style-name="T16">Provably Fair</text:span><text:span text:style-name="T15"> random numbers for our smart-contracts to take advantage of.</text:span></text:p>
              </text:list-item>
              <text:list-item>
                <text:p text:style-name="P6"><text:span text:style-name="T15">We will link the </text:span><text:span text:style-name="T16">homemade PRNG Service</text:span><text:span text:style-name="T15"> to a specific</text:span><text:span text:style-name="T16"> Service Account</text:span><text:span text:style-name="T15">, which will be </text:span><text:span text:style-name="T16">fed with fees by our own contracts</text:span><text:span text:style-name="T15"> to push back these provably fair random numbers to the blockchain.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2.191cm" svg:x="1.397cm" svg:y="1.752cm" presentation:class="subtitle" presentation:user-transformed="true">
          <draw:text-box>
            <text:p><text:span text:style-name="T19">Second Source of Player Anxiety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ource 2 : <text:span text:style-name="T4">Exploiting random-based transactions</text:span> <text:span text:style-name="T20">(S2 : 1/3)</text:span>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mart <text:span text:style-name="T4">Wolves</text:span> can <text:span text:style-name="T4">emulate</text:span> transactions on a local environment of <text:span text:style-name="T4">real blockchain interactions</text:span>, such as <text:span text:style-name="T4">minting, claiming, unstaking...</text:span><text:span text:style-name="T8"> </text:span></text:p>
              </text:list-item>
              <text:list-item>
                <text:p><text:span text:style-name="T8">They can do it</text:span></text:p>
                <text:list>
                  <text:list-item>
                    <text:p><text:span text:style-name="T8">As much as they want</text:span></text:p>
                  </text:list-item>
                  <text:list-item>
                    <text:p><text:span text:style-name="T8">With </text:span><text:span text:style-name="T7">negligeable</text:span><text:span text:style-name="T8"> cost</text:span></text:p>
                  </text:list-item>
                </text:list>
              </text:list-item>
              <text:list-item>
                <text:p><text:span text:style-name="T8">As long as the emulated transactions do not produce the expected result (eg, a rare mint), they just </text:span><text:span text:style-name="T4">discard it and try again</text:span><text:span text:style-name="T8">.</text:span></text:p>
              </text:list-item>
              <text:list-item>
                <text:p><text:span text:style-name="T8">As </text:span><text:span text:style-name="T4">P&amp;T</text:span><text:span text:style-name="T8"> checks randomness on the </text:span><text:span text:style-name="T4">same Tx </text:span><text:span text:style-name="T8">as the do minting, claiming, unstaking, </text:span><text:span text:style-name="T4">P&amp;T is vulnerable</text:span><text:span text:style-name="T8"> to this technique, as is </text:span><text:span text:style-name="T4">Night Worker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ow can we avoid this kind of exploit ? <text:span text:style-name="T20">(S2 : 2/3)</text:span>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9">Add </text:span><text:span text:style-name="T10">on-chain checks</text:span><text:span text:style-name="T9"> to make sure no address gets too much of rare outcomes ?</text:span></text:p>
                <text:list>
                  <text:list-item>
                    <text:p>Complex</text:p>
                  </text:list-item>
                  <text:list-item>
                    <text:p>Costly</text:p>
                  </text:list-item>
                  <text:list-item>
                    <text:p><text:span text:style-name="T4">Only a small nuisance for hackers</text:span></text:p>
                    <text:list>
                      <text:list-item>
                        <text:p>Hacker can create as much addresses as they want</text:p>
                      </text:list-item>
                    </text:list>
                  </text:list-item>
                  <text:list-item>
                    <text:p>Subjective, can punish on false positive</text:p>
                  </text:list-item>
                </text:list>
              </text:list-item>
              <text:list-item>
                <text:p><text:span text:style-name="T10">Split </text:span><text:span text:style-name="T21">the user transaction</text:span><text:span text:style-name="T9"> that requires randomness in </text:span><text:span text:style-name="T10">two </text:span><text:span text:style-name="T21">?</text:span></text:p>
                <text:list>
                  <text:list-item>
                    <text:p><text:span text:style-name="T8">Secure</text:span></text:p>
                  </text:list-item>
                  <text:list-item>
                    <text:p><text:span text:style-name="T8">Slower</text:span></text:p>
                  </text:list-item>
                  <text:list-item>
                    <text:p><text:span text:style-name="T4">Worst user experience</text:span></text:p>
                    <text:list>
                      <text:list-item>
                        <text:p><text:span text:style-name="T8">Split tx fees</text:span></text:p>
                      </text:list-item>
                    </text:list>
                  </text:list-item>
                </text:list>
                <text:p><text:span text:style-name="T22"/></text:p>
                <text:p><text:span text:style-name="T22">These ain’t optimal choices… what can we do ?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7"><text:span text:style-name="T4">Bot validation delegation</text:span> to the rescue <text:span text:style-name="T20">(S2 : 3/3)</text:span>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Principle :</text:p>
                <text:list>
                  <text:list-item>
                    <text:p>Instead of allowing the <text:span text:style-name="T4">Sheeps</text:span> to request <text:span text:style-name="T4">directly</text:span> for mints, claims…</text:p>
                  </text:list-item>
                  <text:list-item>
                    <text:p>We make them instead <text:span text:style-name="T4">order </text:span><text:span text:style-name="T8">thoses actions!</text:span></text:p>
                  </text:list-item>
                </text:list>
              </text:list-item>
              <text:list-item>
                <text:p><text:span text:style-name="T8">A </text:span><text:span text:style-name="T4">Bot</text:span><text:span text:style-name="T8">, which listen to the contract events, will </text:span><text:span text:style-name="T4">proceed the orders</text:span><text:span text:style-name="T8"> as them come</text:span></text:p>
                <text:list>
                  <text:list-item>
                    <text:p><text:span text:style-name="T8"><text:s/></text:span><text:span text:style-name="T8">He is to be hosted on a cloud computation service (Azure, AWS...)</text:span></text:p>
                  </text:list-item>
                  <text:list-item>
                    <text:p><text:span text:style-name="T8">He will process </text:span><text:span text:style-name="T4">every order</text:span><text:span text:style-name="T8"> on-chain as transactions</text:span></text:p>
                    <text:list>
                      <text:list-item>
                        <text:p><text:span text:style-name="T8">He will be bound to a</text:span><text:span text:style-name="T4"> Service Account</text:span></text:p>
                      </text:list-item>
                      <text:list-item>
                        <text:p><text:span text:style-name="T8">He will need to be fed </text:span><text:span text:style-name="T4">fees</text:span><text:span text:style-name="T8"> to proceed these </text:span><text:span text:style-name="T4">delayed and delegated transa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8">The</text:span><text:span text:style-name="T4"> orderer </text:span><text:span text:style-name="T8">will</text:span><text:span text:style-name="T4"> </text:span><text:span text:style-name="T8">receive a </text:span><text:span text:style-name="T4">receipt </text:span><text:span text:style-name="T8">event to confirm that his order has been </text:span><text:span text:style-name="T4">handled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2.191cm" svg:x="1.397cm" svg:y="1.752cm" presentation:class="subtitle" presentation:user-transformed="true">
          <draw:text-box>
            <text:p><text:span text:style-name="T5">Wrapping things up : 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Example of a mint order of NFTs</text:span></text:p>
          </draw:text-box>
        </draw:frame>
        <draw:frame presentation:style-name="pr8" draw:text-style-name="P1" draw:layer="layout" svg:width="25.061cm" svg:height="12cm" svg:x="0.939cm" svg:y="3.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5">We pick a random </text:span><text:span text:style-name="T16">seed</text:span><text:span text:style-name="T15"> ourselves, or we let the dApp generate it for us</text:span></text:p>
                  </text:list-item>
                  <text:list-item>
                    <text:p><text:span text:style-name="T23">Via the dApp, we ask a random </text:span><text:span text:style-name="T24">secret</text:span><text:span text:style-name="T23"> to be generated by the </text:span><text:span text:style-name="T16">PRNG Service </text:span><text:span text:style-name="T25">in the form of an hash</text:span></text:p>
                  </text:list-item>
                  <text:list-item>
                    <text:p><text:span text:style-name="T23">Via the dApp, w</text:span><text:span text:style-name="T25">e create a new transaction with 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The standard data related to the context of our transaction</text:span></text:p>
                        <text:list>
                          <text:list-item>
                            <text:p><text:span text:style-name="T25">As we want to mint, we give it how many we want to mint, how much we will spend of what…</text:span></text:p>
                          </text:list-item>
                        </text:list>
                      </text:list-item>
                      <text:list-item>
                        <text:p><text:span text:style-name="T26">The </text:span><text:span text:style-name="T27">hash of the secret</text:span><text:span text:style-name="T26"> we got back from the </text:span><text:span text:style-name="T16">PRNG Service</text:span><text:span text:style-name="T25"> </text:span></text:p>
                      </text:list-item>
                      <text:list-item>
                        <text:p><text:span text:style-name="T26">Our </text:span><text:span text:style-name="T16">se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5">We </text:span><text:span text:style-name="T16">send</text:span><text:span text:style-name="T25"> the transaction, and </text:span><text:span text:style-name="T16">wa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At that point, a </text:span><text:span text:style-name="T16">nonce</text:span><text:span text:style-name="T25"> was given to your transaction and made public on the blockch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3">The </text:span><text:span text:style-name="T16">PRNG Service</text:span><text:span text:style-name="T25"> will pick up this transaction, generate a random number using the </text:span><text:span text:style-name="T16">same</text:span><text:span text:style-name="T25"> </text:span><text:span text:style-name="T16">well-known algorithm</text:span><text:span text:style-name="T25"> on the data you gave it, and send a </text:span><text:span text:style-name="T16">new transaction to the blockchain </text:span><text:span text:style-name="T25">to process your or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5">Once the order is passed, you can recover :</text:span></text:p>
                        <text:list>
                          <text:list-item>
                            <text:p><text:span text:style-name="T25">the </text:span><text:span text:style-name="T16">secret</text:span><text:span text:style-name="T25"> that was used to compute the random number</text:span></text:p>
                          </text:list-item>
                          <text:list-item>
                            <text:p><text:span text:style-name="T25">The generated </text:span><text:span text:style-name="T16">Provably Fair Random Number</text:span><text:span text:style-name="T25"> itself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6">Now your NFTs are minted !</text:span></text:p>
                  </text:list-item>
                  <text:list-item>
                    <text:p text:style-name="P8"><text:span text:style-name="T23">To make sure that the transaction done by the </text:span><text:span text:style-name="T16">PRNG Service was fair</text:span><text:span text:style-name="T25">, you now need to 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6">Hash again</text:span><text:span text:style-name="T25"> the </text:span><text:span text:style-name="T16">secret</text:span><text:span text:style-name="T25"> that was recovered after the order to make sure it is the </text:span><text:span text:style-name="T16">same that was given to you at first</text:span></text:p>
                      </text:list-item>
                      <text:list-item>
                        <text:p><text:span text:style-name="T27">Replay the well-known algorithm </text:span><text:span text:style-name="T26">on all the required data relative to your order, to make sure that what you find is exactly the same that the </text:span><text:span text:style-name="T16">Provably Fair Random Number </text:span><text:span text:style-name="T25">that was published on the blockchain</text:span></text:p>
                      </text:list-item>
                    </text:list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echnical details on the implementation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For each type of <text:span text:style-name="T4">delegated orders</text:span> on our games...</text:p>
                <text:list>
                  <text:list-item>
                    <text:p><text:span text:style-name="T9">Minting </text:span></text:p>
                    <text:list>
                      <text:list-item>
                        <text:p>Random Traits</text:p>
                        <text:list>
                          <text:list-item>
                            <text:p>Notoriety</text:p>
                          </text:list-item>
                          <text:list-item>
                            <text:p>Hooker / Pimp</text:p>
                          </text:list-item>
                          <text:list-item>
                            <text:p>Attire</text:p>
                          </text:list-item>
                        </text:list>
                      </text:list-item>
                      <text:list-item>
                        <text:p>Random pimp stealing on Gen 1</text:p>
                      </text:list-item>
                    </text:list>
                  </text:list-item>
                  <text:list-item>
                    <text:p><text:span text:style-name="T28">Unstaking Hooker</text:span></text:p>
                    <text:list>
                      <text:list-item>
                        <text:p><text:span text:style-name="T9">Random stealing of all $AIDS accumulated</text:span></text:p>
                      </text:list-item>
                    </text:list>
                  </text:list-item>
                  <text:list-item>
                    <text:p>Table Games</text:p>
                    <text:list>
                      <text:list-item>
                        <text:p><text:span text:style-name="T9">Coin Flip</text:span></text:p>
                      </text:list-item>
                      <text:list-item>
                        <text:p><text:span text:style-name="T9">Roulette</text:span></text:p>
                      </text:list-item>
                    </text:list>
                  </text:list-item>
                  <text:list-item>
                    <text:p>Lottery</text:p>
                    <text:list>
                      <text:list-item>
                        <text:p><text:span text:style-name="T9">Random winners pick</text:span></text:p>
                      </text:list-item>
                    </text:list>
                  </text:list-item>
                </text:list>
              </text:list-item>
              <text:list-item>
                <text:p>...There will be an<text:span text:style-name="T4"> associated Provably Fair PRNG service </text:span><text:span text:style-name="T8">to be requested, with </text:span><text:span text:style-name="T4">unique and independent nonces</text:span><text:span text:style-name="T8"> generated by order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2.191cm" svg:x="1.397cm" svg:y="1.752cm" presentation:class="subtitle" presentation:user-transformed="true">
          <draw:text-box>
            <text:p text:style-name="P9"><text:span text:style-name="T5">In clear..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What to do 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We <text:span text:style-name="T4">NEED</text:span> to <text:span text:style-name="T4">rent</text:span> a Cloud Computing instance to host our Validation Bot and Provably Fair PRNG Service</text:p>
              </text:list-item>
              <text:list-item>
                <text:p>We <text:span text:style-name="T4">NEED</text:span> to <text:span text:style-name="T4">substantially change</text:span> the <text:span text:style-name="T4">Night Workers</text:span> contracts behavior</text:p>
              </text:list-item>
              <text:list-item>
                <text:p>We <text:span text:style-name="T4">NEED </text:span><text:span text:style-name="T8">to make our Bot and Service robust via </text:span><text:span text:style-name="T4">unit testing </text:span><text:span text:style-name="T8">and allow a smooth integration with our development environment</text:span></text:p>
              </text:list-item>
              <text:list-item>
                <text:p><text:s/>We <text:span text:style-name="T4">NEED</text:span> to determine a way to feed our <text:span text:style-name="T4">Service Account </text:span><text:span text:style-name="T8">with </text:span><text:span text:style-name="T4">sufficient funds </text:span><text:span text:style-name="T8">to prevent service failure</text:span></text:p>
                <text:list>
                  <text:list-item>
                    <text:p><text:span text:style-name="T8">We</text:span><text:span text:style-name="T4"> SHOULD </text:span><text:span text:style-name="T8">estimate</text:span><text:span text:style-name="T4"> each transaction inducing randomness </text:span><text:span text:style-name="T8">gas consumption to accurately estimate fees</text:span></text:p>
                  </text:list-item>
                </text:list>
              </text:list-item>
              <text:list-item>
                <text:p><text:span text:style-name="T8">We </text:span><text:span text:style-name="T4">SHOULD</text:span><text:span text:style-name="T8"> monitor the </text:span><text:span text:style-name="T4">latency induced</text:span><text:span text:style-name="T8"> <text:s/>with such techniques for each order delegated</text:span></text:p>
              </text:list-item>
              <text:list-item>
                <text:p><text:span text:style-name="T8">We </text:span><text:span text:style-name="T4">SHOULD</text:span><text:span text:style-name="T8"> communicate around it and </text:span><text:span text:style-name="T4">update</text:span><text:span text:style-name="T8"> our public and internal </text:span><text:span text:style-name="T4">documentat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2.191cm" svg:x="1.397cm" svg:y="1.752cm" presentation:class="subtitle" presentation:user-transformed="true">
          <draw:text-box>
            <text:p><text:span text:style-name="T5">Et voilà 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0T12:07:12.591877723</meta:creation-date>
    <meta:editing-duration>PT3H56M46S</meta:editing-duration>
    <meta:editing-cycles>119</meta:editing-cycles>
    <meta:generator>LibreOffice/7.2.5.2$Windows_X86_64 LibreOffice_project/499f9727c189e6ef3471021d6132d4c694f357e5</meta:generator>
    <dc:title>Vivid</dc:title>
    <dc:date>2022-03-03T18:36:52.514000000</dc:date>
    <meta:document-statistic meta:object-count="131"/>
  </office:meta>
</office:document-meta>
</file>